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145cm" fo:margin-left="0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2.434cm"/>
    </style:style>
    <style:style style:name="Table1.B" style:family="table-column">
      <style:table-column-properties style:column-width="4.71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265cm" fo:border="none">
        <style:background-image/>
      </style:table-cell-properties>
    </style:style>
    <style:style style:name="Table1.10" style:family="table-row">
      <style:table-row-properties style:row-height="0.002cm" fo:keep-together="auto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Heading_20_1">
      <style:text-properties style:font-size-complex="10pt"/>
    </style:style>
    <style:style style:name="P3" style:family="paragraph" style:parent-style-name="Heading_20_1">
      <style:text-properties fo:language="en" fo:country="IN"/>
    </style:style>
    <style:style style:name="P4" style:family="paragraph" style:parent-style-name="Standard">
      <style:text-properties fo:language="en" fo:country="IN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0ea4ab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fo:language="en" fo:country="IN"/>
    </style:style>
    <style:style style:name="P9" style:family="paragraph" style:parent-style-name="Heading_20_1">
      <style:text-properties fo:language="en" fo:country="IN"/>
    </style:style>
    <style:style style:name="P10" style:family="paragraph" style:parent-style-name="Heading_20_1">
      <style:text-properties fo:language="en" fo:country="IN" style:text-underline-style="solid" style:text-underline-width="auto" style:text-underline-color="font-color"/>
    </style:style>
    <style:style style:name="P11" style:family="paragraph" style:parent-style-name="Heading_20_1">
      <style:text-properties style:text-underline-style="solid" style:text-underline-width="auto" style:text-underline-color="font-color"/>
    </style:style>
    <style:style style:name="P12" style:family="paragraph" style:parent-style-name="List_20_Paragraph">
      <style:text-properties fo:language="en" fo:country="IN"/>
    </style:style>
    <style:style style:name="P13" style:family="paragraph" style:parent-style-name="List_20_Paragraph" style:list-style-name="WWNum1">
      <style:text-properties fo:language="en" fo:country="IN"/>
    </style:style>
    <style:style style:name="P14" style:family="paragraph" style:parent-style-name="List_20_Paragraph" style:list-style-name="WWNum2">
      <style:text-properties fo:language="en" fo:country="IN"/>
    </style:style>
    <style:style style:name="P15" style:family="paragraph" style:parent-style-name="List_20_Paragraph" style:list-style-name="WWNum3">
      <style:text-properties fo:language="en" fo:country="IN"/>
    </style:style>
    <style:style style:name="P16" style:family="paragraph" style:parent-style-name="List_20_Paragraph" style:list-style-name="WWNum4">
      <style:text-properties fo:language="en" fo:country="IN"/>
    </style:style>
    <style:style style:name="P17" style:family="paragraph" style:parent-style-name="List_20_Paragraph" style:list-style-name="WWNum9">
      <style:text-properties fo:language="en" fo:country="IN"/>
    </style:style>
    <style:style style:name="P18" style:family="paragraph" style:parent-style-name="List_20_Paragraph" style:list-style-name="WWNum10">
      <style:text-properties fo:language="en" fo:country="IN"/>
    </style:style>
    <style:style style:name="P19" style:family="paragraph" style:parent-style-name="Title" style:master-page-name="Standard">
      <style:paragraph-properties style:page-number="auto"/>
      <style:text-properties fo:language="en" fo:country="IN"/>
    </style:style>
    <style:style style:name="T1" style:family="text">
      <style:text-properties fo:language="en" fo:country="IN"/>
    </style:style>
    <style:style style:name="T2" style:family="text">
      <style:text-properties fo:language="en" fo:country="IN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ea4ab" style:font-weight-asian="bold"/>
    </style:style>
    <style:style style:name="T5" style:family="text">
      <style:text-properties officeooo:rsid="000d45f9"/>
    </style:style>
    <style:style style:name="T6" style:family="text">
      <style:text-properties officeooo:rsid="000ea4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OCKET <text:s text:c="2"/>API <text:s text:c="2"/>UNDERSTANDING</text:p>
      <text:h text:style-name="P3" text:outline-level="1">SOCKET PROGRAMMING:</text:h>
      <text:p text:style-name="P1">Socket <text:s/>programming <text:s/>is a way to connect 2 nodes on a network to communicate with each other. One socket listens on a particular port at an IP, while other socket reaches out to the other to form a connection. <text:s/>server <text:s/>forms <text:s/>the listener socket while client reaches out to the server.</text:p>
      <text:h text:style-name="P3" text:outline-level="1">Server:</text:h>
      <text:list xml:id="list1418985173" text:style-name="WWNum1">
        <text:list-item>
          <text:p text:style-name="P13">Passively waits for and responds to client.</text:p>
        </text:list-item>
        <text:list-item>
          <text:p text:style-name="P13">Passive socket.</text:p>
        </text:list-item>
      </text:list>
      <text:h text:style-name="P3" text:outline-level="1">Client:</text:h>
      <text:list xml:id="list3472517618" text:style-name="WWNum2">
        <text:list-item>
          <text:p text:style-name="P14">Initiates the communication</text:p>
        </text:list-item>
        <text:list-item>
          <text:p text:style-name="P14">Must know the address and port of the server.</text:p>
        </text:list-item>
        <text:list-item>
          <text:p text:style-name="P14">Active socket.</text:p>
        </text:list-item>
      </text:list>
      <text:h text:style-name="P3" text:outline-level="1">To build any networked application:</text:h>
      <text:list xml:id="list1154244378" text:style-name="WWNum3">
        <text:list-item>
          <text:p text:style-name="P15">WWW</text:p>
        </text:list-item>
        <text:list-item>
          <text:p text:style-name="P15">FTP</text:p>
        </text:list-item>
        <text:list-item>
          <text:p text:style-name="P15">P2P</text:p>
        </text:list-item>
      </text:list>
      <text:h text:style-name="P3" text:outline-level="1">SOCKET COMMUNICATION API:</text:h>
      <text:list xml:id="list1380408388" text:style-name="WWNum4">
        <text:list-item>
          <text:p text:style-name="P16">Socket()-Endpoint for <text:s/>communication</text:p>
        </text:list-item>
        <text:list-item>
          <text:p text:style-name="P16">Bind()-assign a <text:s/>unique <text:s/>telephone number</text:p>
        </text:list-item>
        <text:list-item>
          <text:p text:style-name="P16">Listen()-Wait for a caller</text:p>
        </text:list-item>
        <text:list-item>
          <text:p text:style-name="P16">Connect()-Dial a number</text:p>
        </text:list-item>
        <text:list-item>
          <text:p text:style-name="P16">Accept()-Recieve a call</text:p>
        </text:list-item>
        <text:list-item>
          <text:p text:style-name="P16">Send(),Recv()-Talk</text:p>
        </text:list-item>
        <text:list-item>
          <text:p text:style-name="P16">Close()-hang up</text:p>
        </text:list-item>
      </text:list>
      <text:h text:style-name="P3" text:outline-level="1">UDP:</text:h>
      <text:list xml:id="list3171396968" text:style-name="WWNum9">
        <text:list-item>
          <text:p text:style-name="P17">Not connection-oriented</text:p>
        </text:list-item>
        <text:list-item>
          <text:p text:style-name="P17">Message-oriented</text:p>
        </text:list-item>
        <text:list-item>
          <text:p text:style-name="P17">Unreliable</text:p>
        </text:list-item>
      </text:list>
      <text:h text:style-name="P3" text:outline-level="1"><text:soft-page-break/>UDP PROGRAMMING:</text:h>
      <text:list xml:id="list3892640896" text:style-name="WWNum10">
        <text:list-item>
          <text:p text:style-name="P18">Both parties:</text:p>
        </text:list-item>
      </text:list>
      <text:p text:style-name="P12">Socket()</text:p>
      <text:list xml:id="list220858100762171" text:continue-numbering="true" text:style-name="WWNum10">
        <text:list-item>
          <text:p text:style-name="P18">The receiving party:</text:p>
        </text:list-item>
      </text:list>
      <text:p text:style-name="P12">Bind()</text:p>
      <text:p text:style-name="P12">Recvfrom()</text:p>
      <text:list xml:id="list220858441641295" text:continue-numbering="true" text:style-name="WWNum10">
        <text:list-item>
          <text:p text:style-name="P18">The sending party:</text:p>
        </text:list-item>
      </text:list>
      <text:p text:style-name="P12">Sendto()</text:p>
      <text:h text:style-name="P10" text:outline-level="1">Socket():</text:h>
      <text:p text:style-name="Standard"><text:span text:style-name="T1"><text:s text:c="2"/></text:span><text:span text:style-name="T2"><text:s text:c="2"/>int socket(int domain ,int type,int <text:s/>protocol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domain</text:p>
          </table:table-cell>
          <table:table-cell table:style-name="Table1.A1" office:value-type="string">
            <text:p text:style-name="Standard">AF_INET or AF_INET6 for IP</text:p>
          </table:table-cell>
        </table:table-row>
        <table:table-row table:style-name="Table1.1">
          <table:table-cell table:style-name="Table1.A1" office:value-type="string">
            <text:p text:style-name="P6">type</text:p>
          </table:table-cell>
          <table:table-cell table:style-name="Table1.A1" office:value-type="string">
            <text:p text:style-name="Standard">SOCK_DGRAM for UDP</text:p>
          </table:table-cell>
        </table:table-row>
        <table:table-row table:style-name="Table1.1">
          <table:table-cell table:style-name="Table1.A1" office:value-type="string">
            <text:p text:style-name="P6">protocol</text:p>
          </table:table-cell>
          <table:table-cell table:style-name="Table1.A1" office:value-type="string">
            <text:p text:style-name="Standard">0 for UDP over IP</text:p>
          </table:table-cell>
        </table:table-row>
        <table:table-row table:style-name="Table1.1">
          <table:table-cell table:style-name="Table1.A1" office:value-type="string">
            <text:p text:style-name="Standard">Return</text:p>
          </table:table-cell>
          <table:table-cell table:style-name="Table1.A1" office:value-type="string">
            <text:p text:style-name="Standard"><text:span text:style-name="T5">1 </text:span>on success; -1 on error</text:p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h text:style-name="P11" text:outline-level="1">Bind():</text:h>
            <text:p text:style-name="Standard">Int bind(int sockfd,struct sockaddr *my_addr,socklen_t addrlen)</text:p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h text:style-name="Heading_20_1" text:outline-level="1">sockfd</text:h>
          </table:table-cell>
          <table:table-cell table:style-name="Table1.A1" office:value-type="string">
            <text:p text:style-name="Standard"/>
            <text:p text:style-name="Standard">The file descriptor of a socket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addr</text:h>
          </table:table-cell>
          <table:table-cell table:style-name="Table1.A1" office:value-type="string">
            <text:p text:style-name="Standard"/>
            <text:p text:style-name="Standard">The address/port to bind to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addrlen</text:h>
          </table:table-cell>
          <table:table-cell table:style-name="Table1.A1" office:value-type="string">
            <text:p text:style-name="Standard"/>
            <text:p text:style-name="Standard">The length of the address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Return</text:h>
            <text:h text:style-name="P11" text:outline-level="1">Listen():</text:h>
            <text:p text:style-name="P5">int Listen(int sock, int backlog) </text:p>
            <text:p text:style-name="Standard">sock -- &gt; socket returned by socket()</text:p>
            <text:p text:style-name="Standard"><text:s/>backlog -- &gt; Maximum length of the pending connections queue Listen(sock,10) This will allow a maximum of 10 connections to be in pending state.</text:p>
            <text:h text:style-name="P11" text:outline-level="1">Accept():</text:h>
            <text:p text:style-name="P5">int Accept(int socket, (struct sockaddr *)&amp;client, socklen t *client len) </text:p>
            <text:p text:style-name="Standard"><text:soft-page-break/>sock-- &gt; the socket in the listen state </text:p>
            <text:p text:style-name="Standard">client-- &gt; will hold the new client’s information when accept returns client len -- &gt; pointer to size of the client structure </text:p>
            <text:h text:style-name="P11" text:outline-level="1">sendto(),<text:span text:style-name="T6">recvfrom():</text:span></text:h>
            <text:p text:style-name="P7"> <text:span text:style-name="T3">int send</text:span><text:span text:style-name="T4">to</text:span><text:span text:style-name="T3">(int sock, void *mesg, size t len, int ags) </text:span></text:p>
            <text:p text:style-name="P7"><text:span text:style-name="T3">int recv</text:span><text:span text:style-name="T4">from</text:span><text:span text:style-name="T3">(int sock, void *mesg, size t len, int ags) </text:span></text:p>
            <text:p text:style-name="Standard">sock -- &gt; A connected socket </text:p>
            <text:p text:style-name="Standard">mesg -- &gt; Pointer to a buffer to send/receive data</text:p>
            <text:p text:style-name="Standard"><text:s/>len -- &gt; size of the message buffer</text:p>
            <text:p text:style-name="Standard"><text:s/>flags=0 -- &gt; for our purpose</text:p>
            <text:h text:style-name="P11" text:outline-level="1">connect():</text:h>
            <text:p text:style-name="Standard"> int Connect(int sock, (struct sockaddr *)&amp;server addr, socklen t len) </text:p>
            <text:p text:style-name="Standard">sock -- &gt; a socket returned by socket()</text:p>
            <text:p text:style-name="Standard"><text:s/>server addr -- &gt; a sockaddr in struct pointer filled with all the remote server details and cast as a sockaddr struct pointer</text:p>
            <text:p text:style-name="Standard"><text:s/>len -- &gt; size of the server addr struct</text:p>
            <text:h text:style-name="P11" text:outline-level="1">close():</text:h>
            <text:p text:style-name="Standard"> <text:span text:style-name="T3">int close(int sock) </text:span></text:p>
            <text:p text:style-name="Standard">sock -- &gt; the socket to close </text:p>
            <text:p text:style-name="Standard"><text:line-break/> </text:p>
            <text:p text:style-name="Standard"/>
            <text:p text:style-name="Standard"/>
            <text:p text:style-name="Standard"/>
            <text:p text:style-name="Standard"><text:soft-page-break/></text:p>
            <text:p text:style-name="Standard"/>
            <text:p text:style-name="Standard"><text:line-break/></text:p>
          </table:table-cell>
          <table:table-cell table:style-name="Table1.A1" office:value-type="string">
            <text:p text:style-name="Standard"/>
            <text:p text:style-name="Standard">0 on success; -1 on error</text:p>
            <text:p text:style-name="Standard"/>
            <text:h text:style-name="P2" text:outline-level="1"/>
          </table:table-cell>
        </table:table-row>
        <table:table-row table:style-name="Table1.10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P1"/>
      <text:h text:style-name="P3" text:outline-level="1"/>
      <text:p text:style-name="P8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DI JAYA SATHWIKA</meta:initial-creator>
    <meta:editing-cycles>4</meta:editing-cycles>
    <meta:creation-date>2020-08-09T14:39:00</meta:creation-date>
    <dc:date>2020-08-11T22:07:58.436374487</dc:date>
    <meta:editing-duration>PT1H1M1S</meta:editing-duration>
    <meta:generator>LibreOffice/6.0.7.3$Linux_X86_64 LibreOffice_project/00m0$Build-3</meta:generator>
    <meta:document-statistic meta:table-count="1" meta:image-count="0" meta:object-count="0" meta:page-count="5" meta:paragraph-count="80" meta:word-count="407" meta:character-count="2382" meta:non-whitespace-character-count="2034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